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reeMarkerView.checkResourceExists( Locale loca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FreeMarkerView.getCharset( @ Nullable MediaType media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eeMarkerView.setEncoding( @ Nullable String 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eeMarkerView.get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eeMarkerView.getTemplateModel( Map &lt; String , Object &gt; model , ServerWeb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reeMarkerView.getTemplate( Locale loca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reeMarkerView.get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eeMarkerView.setConfiguration( @ Nullable Configuration 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eeMarkerView.setExposeSpringMacroHelpers( boolean exposeSpringMacroHelp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eeMarkerView.autodetectConfigur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reeMarkerView.getObjectWrapp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reeMarkerView.getModelAttributes( @ Nullable Map &lt; String , ? &gt; model , ServerWebExchange exchang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FreeMarkerView.renderInternal( Map &lt; String , Object &gt; renderAttributes , @ Nullable MediaType contentType , ServerWebExchange exchan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FreeMarkerView.obtain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reeMarkerView.afterProperties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